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634920634920635" calcext:value-type="float">
            <text:p>0.634920634920635</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6">00/00/0000</text:date>, <text:time style:data-style-name="N2" text:time-value="08:01:53.00745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6T09:15:52.665155000</dc:date>
    <meta:editing-duration>P5DT1H24M56S</meta:editing-duration>
    <meta:editing-cycles>173</meta:editing-cycles>
    <meta:generator>LibreOffice/25.2.2.2$Windows_X86_64 LibreOffice_project/7370d4be9e3cf6031a51beef54ff3bda878e3fac</meta:generator>
    <meta:document-statistic meta:table-count="1" meta:cell-count="1019" meta:object-count="0"/>
  </office:meta>
</office:document-meta>
</file>